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E000000AECD28CD7832470410.png" manifest:media-type="image/png"/>
  <manifest:file-entry manifest:full-path="Pictures/1000000000000280000000E05ADBA9BDBF3558EC.png" manifest:media-type="image/png"/>
  <manifest:file-entry manifest:full-path="Pictures/100000000000000800000008707B9A12455FE2CA.png" manifest:media-type="image/png"/>
  <manifest:file-entry manifest:full-path="Pictures/10000201000000E5000000C6ADF4A6C5F0E4F07B.png" manifest:media-type="image/png"/>
  <manifest:file-entry manifest:full-path="Pictures/10000000000001B50000005CF91A0EA061618D8A.png" manifest:media-type="image/png"/>
  <manifest:file-entry manifest:full-path="Pictures/100000000000012C000000A8E55954546192482A.jpg" manifest:media-type="image/jpeg"/>
  <manifest:file-entry manifest:full-path="Pictures/1000767500002ACB0000120702CD533528F1AC91.svg" manifest:media-type="image/svg+xml"/>
  <manifest:file-entry manifest:full-path="Pictures/10000000000001EB0000024163C843C31D953894.png" manifest:media-type="image/png"/>
  <manifest:file-entry manifest:full-path="Pictures/10000201000000580000001FF1659DC4583E58EC.png" manifest:media-type="image/png"/>
  <manifest:file-entry manifest:full-path="Pictures/1000000000000192000000B613A08E7EF9F05CC7.png" manifest:media-type="image/png"/>
  <manifest:file-entry manifest:full-path="Pictures/10000000000001BD0000013AF90329740C685A21.png" manifest:media-type="image/png"/>
  <manifest:file-entry manifest:full-path="Pictures/100000000000016C000000D4AE4FFD77574B791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5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8" style:family="paragraph" style:parent-style-name="Footer">
      <style:text-properties fo:language="fr" fo:country="FR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0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6e92" officeooo:paragraph-rsid="00a56e9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2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779ee" officeooo:paragraph-rsid="00a779ee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5" draw:name="Image6" text:anchor-type="page" text:anchor-page-number="1" svg:x="0.838cm" svg:y="13.645cm" svg:width="8.356cm" svg:height="3.784cm" draw:z-index="7">
        <draw:image xlink:href="Pictures/1000000000000192000000B613A08E7EF9F05CC7.png" xlink:type="simple" xlink:show="embed" xlink:actuate="onLoad" loext:mime-type="image/png"/>
      </draw:frame>
      <draw:frame draw:style-name="fr5" draw:name="Image7" text:anchor-type="page" text:anchor-page-number="1" svg:x="0.817cm" svg:y="18.819cm" svg:width="7.313cm" svg:height="8.594cm" draw:z-index="8">
        <draw:image xlink:href="Pictures/10000000000001EB0000024163C843C31D953894.png" xlink:type="simple" xlink:show="embed" xlink:actuate="onLoad" loext:mime-type="image/png"/>
      </draw:frame>
      <draw:frame draw:style-name="fr5" draw:name="Image8" text:anchor-type="page" text:anchor-page-number="1" svg:x="9.848cm" svg:y="13.663cm" svg:width="10.313cm" svg:height="3.611cm" draw:z-index="9">
        <draw:image xlink:href="Pictures/1000000000000280000000E05ADBA9BDBF3558EC.png" xlink:type="simple" xlink:show="embed" xlink:actuate="onLoad" loext:mime-type="image/png"/>
      </draw:frame>
      <draw:line text:anchor-type="page" text:anchor-page-number="1" draw:z-index="6" draw:name="Forme2" draw:style-name="gr2" draw:text-style-name="P14" svg:x1="3.493cm" svg:y1="4.819cm" svg:x2="3.493cm" svg:y2="13.686cm">
        <text:p/>
      </draw:line>
      <draw:custom-shape text:anchor-type="page" text:anchor-page-number="1" draw:z-index="10" draw:name="Forme1" draw:style-name="gr3" draw:text-style-name="P15" svg:width="3.971cm" svg:height="0.796cm" svg:x="5.486cm" svg:y="8.38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11" draw:name="Forme2" draw:style-name="gr2" draw:text-style-name="P14" svg:x1="9.192cm" svg:y1="8.955cm" svg:x2="14.461cm" svg:y2="14.238cm">
        <text:p/>
      </draw:line>
      <text:h text:style-name="P12" text:outline-level="1"><draw:frame draw:style-name="fr3" draw:name="Image2" text:anchor-type="paragraph" svg:x="17.926cm" svg:y="-1.556cm" svg:width="1.425cm" svg:height="1.233cm" draw:z-index="3"><draw:image xlink:href="Pictures/10000201000000E5000000C6ADF4A6C5F0E4F07B.png" xlink:type="simple" xlink:show="embed" xlink:actuate="onLoad" loext:mime-type="image/png"/></draw:frame>CLI</text:h>
      <text:p text:style-name="P4"><draw:frame draw:style-name="fr4" draw:name="Image3" text:anchor-type="paragraph" svg:x="0.014cm" svg:y="0.189cm" svg:width="8.643cm" svg:height="6.1cm" draw:z-index="4"><draw:image xlink:href="Pictures/10000000000001BD0000013AF90329740C685A21.png" xlink:type="simple" xlink:show="embed" xlink:actuate="onLoad" loext:mime-type="image/png"/></draw:frame><draw:frame draw:style-name="fr4" draw:name="Image4" text:anchor-type="paragraph" svg:x="9.726cm" svg:y="0.189cm" svg:width="9.631cm" svg:height="5.609cm" draw:z-index="5"><draw:image xlink:href="Pictures/100000000000016C000000D4AE4FFD77574B791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paragraph" svg:x="0.023cm" svg:y="0.145cm" svg:width="8.587cm" svg:height="1.808cm" draw:z-index="12"><draw:image xlink:href="Pictures/10000000000001B50000005CF91A0EA061618D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a xlink:type="simple" xlink:href="https://github.com/arduino/arduino-cli" text:style-name="Internet_20_link" text:visited-style-name="Visited_20_Internet_20_Link">https://github.com/arduino/arduino-cli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2cm" style:rel-column-width="12533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498cm" style:rel-column-width="8452*"/>
    </style:style>
    <style:style style:name="Tableau1.E" style:family="table-column">
      <style:table-column-properties style:column-width="1.773cm" style:rel-column-width="599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6e92" officeooo:paragraph-rsid="00a56e92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 ‘All In One’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2"><draw:image xlink:href="Pictures/100000000000012C000000A8E55954546192482A.jpg" xlink:type="simple" xlink:show="embed" xlink:actuate="onLoad" loext:mime-type="image/jpeg"/></draw:frame><draw:frame text:anchor-type="paragraph" draw:z-index="0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Arduino Command Line Interface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4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0</meta:editing-cycles>
    <meta:editing-duration>P1DT36M1S</meta:editing-duration>
    <dc:date>2019-02-01T02:00:59.692000000</dc:date>
    <meta:print-date>2012-07-19T13:34:28.40</meta:print-date>
    <dc:creator>S CANET</dc:creator>
    <meta:document-statistic meta:table-count="2" meta:image-count="9" meta:object-count="0" meta:page-count="1" meta:paragraph-count="9" meta:word-count="15" meta:character-count="153" meta:non-whitespace-character-count="144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